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width="0.2cm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fo:min-height="1.163cm"/>
    </style:style>
    <style:style style:name="gr5" style:family="graphic" style:parent-style-name="standard">
      <style:graphic-properties draw:stroke="none" svg:stroke-color="#000000" draw:fill="none" draw:fill-color="#ffffff" fo:min-height="0.643cm"/>
    </style:style>
    <style:style style:name="gr6" style:family="graphic" style:parent-style-name="standard">
      <style:graphic-properties draw:stroke="none" svg:stroke-color="#000000" draw:fill="none" draw:fill-color="#ffffff" fo:min-height="0.642cm"/>
    </style:style>
    <style:style style:name="gr7" style:family="graphic" style:parent-style-name="objectwithoutfill">
      <style:graphic-properties svg:stroke-width="0.1cm" draw:marker-start="Double_20_Arrow" draw:marker-start-width="0.45cm" draw:marker-end="Double_20_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45cm" draw:marker-end-width="0.4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draw:marker-start-width="0.45cm" draw:marker-end="Circle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18pt" style:font-size-complex="18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rect draw:style-name="gr1" draw:text-style-name="P1" draw:layer="layout" svg:width="3.215cm" svg:height="1.517cm" svg:x="1.917cm" svg:y="10.45cm">
            <text:p text:style-name="P1"><text:span text:style-name="T1">Panel I/O</text:span></text:p>
            <text:p text:style-name="P1"><text:span text:style-name="T1">Controller</text:span></text:p>
          </draw:rect>
          <draw:custom-shape draw:style-name="gr2" draw:text-style-name="P2" draw:layer="layout" svg:width="1.377cm" svg:height="1.137cm" svg:x="2.837cm" svg:y="11.96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line draw:style-name="gr3" draw:text-style-name="P2" draw:layer="layout" svg:x1="6.511cm" svg:y1="9.312cm" svg:x2="1.46cm" svg:y2="9.312cm">
            <text:p/>
          </draw:line>
          <draw:frame draw:style-name="gr4" draw:text-style-name="P3" draw:layer="layout" svg:width="1.837cm" svg:height="1.413cm" svg:x="1cm" svg:y="8.554cm">
            <draw:text-box>
              <text:p text:style-name="P3"><text:span text:style-name="T1">CAN</text:span></text:p>
            </draw:text-box>
          </draw:frame>
          <draw:custom-shape draw:style-name="gr2" draw:text-style-name="P2" draw:layer="layout" svg:width="0.458cm" svg:height="1.138cm" svg:x="3.297cm" svg:y="9.312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rect draw:style-name="gr1" draw:text-style-name="P1" draw:layer="layout" svg:width="3.214cm" svg:height="1.517cm" svg:x="18.908cm" svg:y="10.45cm">
            <text:p text:style-name="P1"><text:span text:style-name="T1">Turnout</text:span></text:p>
            <text:p text:style-name="P1"><text:span text:style-name="T1">Controller</text:span></text:p>
          </draw:rect>
          <draw:rect draw:style-name="gr1" draw:text-style-name="P2" draw:layer="layout" svg:width="2.297cm" svg:height="1.896cm" svg:x="17.989cm" svg:y="13.104cm">
            <text:p text:style-name="P2"><text:span text:style-name="T1">Turnout</text:span><text:span text:style-name="T2"> </text:span></text:p>
            <text:p text:style-name="P2"><text:span text:style-name="T1">Motor</text:span></text:p>
          </draw:rect>
          <draw:custom-shape draw:style-name="gr2" draw:text-style-name="P2" draw:layer="layout" svg:width="0.46cm" svg:height="1.137cm" svg:x="18.908cm" svg:y="11.96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rect draw:style-name="gr1" draw:text-style-name="P2" draw:layer="layout" svg:width="2.754cm" svg:height="1.136cm" svg:x="20.746cm" svg:y="13.104cm">
            <text:p text:style-name="P2"><text:span text:style-name="T3">Position</text:span></text:p>
            <text:p text:style-name="P2"><text:span text:style-name="T3">feedback</text:span></text:p>
          </draw:rect>
          <draw:custom-shape draw:style-name="gr2" draw:text-style-name="P2" draw:layer="layout" svg:width="0.459cm" svg:height="1.137cm" svg:x="21.663cm" svg:y="11.96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line draw:style-name="gr3" draw:text-style-name="P2" draw:layer="layout" svg:x1="23.5cm" svg:y1="9.312cm" svg:x2="18.449cm" svg:y2="9.312cm">
            <text:p/>
          </draw:line>
          <draw:frame draw:style-name="gr4" draw:text-style-name="P3" draw:layer="layout" svg:width="1.838cm" svg:height="1.413cm" svg:x="17.989cm" svg:y="8.554cm">
            <draw:text-box>
              <text:p text:style-name="P3"><text:span text:style-name="T1">CAN</text:span></text:p>
            </draw:text-box>
          </draw:frame>
          <draw:custom-shape draw:style-name="gr2" draw:text-style-name="P2" draw:layer="layout" svg:width="0.46cm" svg:height="1.138cm" svg:x="20.286cm" svg:y="9.312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rect draw:style-name="gr1" draw:text-style-name="P1" draw:layer="layout" svg:width="3.214cm" svg:height="1.517cm" svg:x="10.643cm" svg:y="10.45cm">
            <text:p text:style-name="P1"><text:span text:style-name="T1">Turnout</text:span></text:p>
            <text:p text:style-name="P1"><text:span text:style-name="T1">Controller</text:span></text:p>
          </draw:rect>
          <draw:rect draw:style-name="gr1" draw:text-style-name="P1" draw:layer="layout" svg:width="2.295cm" svg:height="1.896cm" svg:x="9.725cm" svg:y="13.104cm">
            <text:p text:style-name="P1"><text:span text:style-name="T1">Turnout </text:span></text:p>
            <text:p text:style-name="P1"><text:span text:style-name="T1">Motor</text:span></text:p>
          </draw:rect>
          <draw:custom-shape draw:style-name="gr2" draw:text-style-name="P2" draw:layer="layout" svg:width="0.46cm" svg:height="1.137cm" svg:x="10.643cm" svg:y="11.96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rect draw:style-name="gr1" draw:text-style-name="P2" draw:layer="layout" svg:width="2.755cm" svg:height="1.136cm" svg:x="12.48cm" svg:y="13.104cm">
            <text:p text:style-name="P2"><text:span text:style-name="T3">Position</text:span></text:p>
            <text:p text:style-name="P2"><text:span text:style-name="T3">feedback</text:span></text:p>
          </draw:rect>
          <draw:custom-shape draw:style-name="gr2" draw:text-style-name="P2" draw:layer="layout" svg:width="0.459cm" svg:height="1.137cm" svg:x="13.398cm" svg:y="11.96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line draw:style-name="gr3" draw:text-style-name="P2" draw:layer="layout" svg:x1="15.234cm" svg:y1="9.312cm" svg:x2="10.183cm" svg:y2="9.312cm">
            <text:p/>
          </draw:line>
          <draw:frame draw:style-name="gr4" draw:text-style-name="P3" draw:layer="layout" svg:width="1.835cm" svg:height="1.413cm" svg:x="9.725cm" svg:y="8.554cm">
            <draw:text-box>
              <text:p text:style-name="P3"><text:span text:style-name="T1">CAN</text:span></text:p>
            </draw:text-box>
          </draw:frame>
          <draw:custom-shape draw:style-name="gr2" draw:text-style-name="P2" draw:layer="layout" svg:width="0.46cm" svg:height="1.138cm" svg:x="12.02cm" svg:y="9.312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line draw:style-name="gr3" draw:text-style-name="P2" draw:layer="layout" svg:x1="22.581cm" svg:y1="5.522cm" svg:x2="1.918cm" svg:y2="5.522cm">
            <text:p/>
          </draw:line>
          <draw:frame draw:style-name="gr5" draw:text-style-name="P3" draw:layer="layout" svg:width="2.754cm" svg:height="0.893cm" svg:x="1.46cm" svg:y="4.762cm">
            <draw:text-box>
              <text:p text:style-name="P3"><text:span text:style-name="T1">Ethernet</text:span></text:p>
            </draw:text-box>
          </draw:frame>
          <draw:custom-shape draw:style-name="gr2" draw:text-style-name="P2" draw:layer="layout" svg:width="0.46cm" svg:height="1.137cm" svg:x="4.214cm" svg:y="8.17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rect draw:style-name="gr1" draw:text-style-name="P1" draw:layer="layout" svg:width="4.133cm" svg:height="1.517cm" svg:x="2.378cm" svg:y="6.658cm">
            <text:p text:style-name="P1"><text:span text:style-name="T1">Ethernet-CAN</text:span></text:p>
            <text:p text:style-name="P1"><text:span text:style-name="T1">Gateway</text:span></text:p>
          </draw:rect>
          <draw:custom-shape draw:style-name="gr2" draw:text-style-name="P2" draw:layer="layout" svg:width="0.46cm" svg:height="1.136cm" svg:x="4.214cm" svg:y="5.522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" draw:text-style-name="P2" draw:layer="layout" svg:width="0.458cm" svg:height="1.137cm" svg:x="12.94cm" svg:y="8.17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" draw:text-style-name="P2" draw:layer="layout" svg:width="0.458cm" svg:height="1.136cm" svg:x="12.94cm" svg:y="5.522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" draw:text-style-name="P2" draw:layer="layout" svg:width="0.46cm" svg:height="1.137cm" svg:x="21.203cm" svg:y="8.17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" draw:text-style-name="P2" draw:layer="layout" svg:width="0.46cm" svg:height="1.136cm" svg:x="21.203cm" svg:y="5.522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" draw:text-style-name="P2" draw:layer="layout" svg:width="0.458cm" svg:height="1.139cm" svg:x="4.674cm" svg:y="4.38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rect draw:style-name="gr1" draw:text-style-name="P1" draw:layer="layout" svg:width="4.132cm" svg:height="2.275cm" svg:x="2.837cm" svg:y="2.108cm">
            <text:p text:style-name="P1"><text:span text:style-name="T1">Personal</text:span></text:p>
            <text:p text:style-name="P1"><text:span text:style-name="T1">Computer</text:span></text:p>
          </draw:rect>
          <draw:rect draw:style-name="gr1" draw:text-style-name="P1" draw:layer="layout" svg:width="4.132cm" svg:height="1.517cm" svg:x="11.103cm" svg:y="6.658cm">
            <text:p text:style-name="P1"><text:span text:style-name="T1">Ethernet-CAN</text:span></text:p>
            <text:p text:style-name="P1"><text:span text:style-name="T1">Gateway</text:span></text:p>
          </draw:rect>
          <draw:rect draw:style-name="gr1" draw:text-style-name="P1" draw:layer="layout" svg:width="4.132cm" svg:height="1.517cm" svg:x="19.368cm" svg:y="6.658cm">
            <text:p text:style-name="P1"><text:span text:style-name="T1">Ethernet-CAN</text:span></text:p>
            <text:p text:style-name="P1"><text:span text:style-name="T1">Gateway</text:span></text:p>
          </draw:rect>
          <draw:custom-shape draw:style-name="gr2" draw:text-style-name="P2" draw:layer="layout" svg:width="0.459cm" svg:height="1.139cm" svg:x="10.184cm" svg:y="4.38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rect draw:style-name="gr1" draw:text-style-name="P2" draw:layer="layout" svg:width="4.134cm" svg:height="1.515cm" svg:x="8.346cm" svg:y="2.868cm">
            <text:p text:style-name="P2"><text:span text:style-name="T1">Broadband</text:span></text:p>
            <text:p text:style-name="P2"><text:span text:style-name="T1">Router</text:span></text:p>
          </draw:rect>
          <draw:custom-shape draw:style-name="gr2" draw:text-style-name="P2" draw:layer="layout" svg:width="0.459cm" svg:height="1.139cm" svg:x="15.235cm" svg:y="4.38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rect draw:style-name="gr1" draw:text-style-name="P1" draw:layer="layout" svg:width="3.214cm" svg:height="1.515cm" svg:x="13.857cm" svg:y="2.868cm">
            <text:p text:style-name="P1"><text:span text:style-name="T1">RF Router</text:span></text:p>
          </draw:rect>
          <draw:custom-shape draw:style-name="gr2" draw:text-style-name="P2" draw:layer="layout" svg:width="0.459cm" svg:height="1.138cm" svg:x="10.184cm" svg:y="1.7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6" draw:text-style-name="P3" draw:layer="layout" svg:width="5.509cm" svg:height="0.892cm" svg:x="7.889cm" svg:y="1cm">
            <draw:text-box>
              <text:p text:style-name="P3"><text:span text:style-name="T1">To the wider world</text:span></text:p>
            </draw:text-box>
          </draw:frame>
          <draw:polyline draw:style-name="gr7" draw:text-style-name="P2" draw:layer="layout" svg:width="1.836cm" svg:height="1.137cm" svg:x="17.071cm" svg:y="2.108cm" svg:viewBox="0 0 1837 1138" draw:points="0,1138 918,379 918,759 1837,0">
            <text:p/>
          </draw:polyline>
          <draw:g>
            <draw:rect draw:style-name="gr8" draw:text-style-name="P2" draw:layer="layout" svg:width="2.754cm" svg:height="0.758cm" svg:x="19.368cm" svg:y="2.489cm">
              <text:p text:style-name="P2"><text:span text:style-name="T2">Throttle</text:span></text:p>
            </draw:rect>
            <draw:line draw:style-name="gr9" draw:text-style-name="P2" draw:layer="layout" svg:x1="20.745cm" svg:y1="2.488cm" svg:x2="20.745cm" svg:y2="1.729cm">
              <text:p/>
            </draw:line>
          </draw:g>
          <draw:g>
            <draw:rect draw:style-name="gr8" draw:text-style-name="P2" draw:layer="layout" svg:width="2.756cm" svg:height="0.757cm" svg:x="19.827cm" svg:y="2.868cm">
              <text:p text:style-name="P2"><text:span text:style-name="T2">Throttle</text:span></text:p>
            </draw:rect>
            <draw:line draw:style-name="gr9" draw:text-style-name="P2" draw:layer="layout" svg:x1="21.203cm" svg:y1="2.867cm" svg:x2="21.203cm" svg:y2="2.108cm">
              <text:p/>
            </draw:line>
          </draw:g>
          <draw:g>
            <draw:rect draw:style-name="gr8" draw:text-style-name="P1" draw:layer="layout" svg:width="2.755cm" svg:height="0.758cm" svg:x="20.286cm" svg:y="3.247cm">
              <text:p text:style-name="P1"><text:span text:style-name="T1">Throttle</text:span></text:p>
            </draw:rect>
            <draw:line draw:style-name="gr9" draw:text-style-name="P2" draw:layer="layout" svg:x1="21.663cm" svg:y1="3.247cm" svg:x2="21.663cm" svg:y2="2.488cm">
              <text:p/>
            </draw:line>
          </draw:g>
          <draw:rect draw:style-name="gr1" draw:text-style-name="P1" draw:layer="layout" svg:width="5.051cm" svg:height="1.896cm" svg:x="1cm" svg:y="13.104cm">
            <text:p text:style-name="P1"><text:span text:style-name="T1">Control Panel</text:span>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54cm" fo:page-height="16.0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1-22T10:09:12</meta:creation-date>
    <dc:date>2010-05-31T01:00:41</dc:date>
    <meta:editing-duration>PT00H32M25S</meta:editing-duration>
    <meta:editing-cycles>8</meta:editing-cycles>
    <meta:generator>OpenOffice.org/3.1$Unix OpenOffice.org_project/310m11$Build-9399</meta:generator>
    <dc:creator>David Harris</dc:creator>
    <meta:document-statistic meta:object-count="52"/>
    <meta:user-defined meta:name="Info 1"/>
    <meta:user-defined meta:name="Info 2"/>
    <meta:user-defined meta:name="Info 3"/>
    <meta:user-defined meta:name="Info 4"/>
  </office:meta>
</office:document-meta>
</file>